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fo:font-size="21pt" fo:font-weight="bold" officeooo:rsid="0007bff3" officeooo:paragraph-rsid="0007bff3" style:font-size-asian="21pt" style:font-weight-asian="bold" style:font-size-complex="21pt" style:font-weight-complex="bold"/>
    </style:style>
    <style:style style:name="P2" style:family="paragraph" style:parent-style-name="Standard">
      <style:paragraph-properties style:line-height-at-least="0.198in"/>
      <style:text-properties fo:font-size="21pt" style:font-size-asian="21pt" style:font-size-complex="21pt"/>
    </style:style>
    <style:style style:name="P3" style:family="paragraph" style:parent-style-name="Standard">
      <style:text-properties fo:font-size="21pt" fo:font-weight="bold" officeooo:rsid="00078c73" officeooo:paragraph-rsid="00078c73" style:font-size-asian="21pt" style:font-weight-asian="bold" style:font-size-complex="21pt" style:font-weight-complex="bold"/>
    </style:style>
    <style:style style:name="P4" style:family="paragraph" style:parent-style-name="Standard">
      <style:text-properties fo:font-size="21pt" fo:font-weight="bold" officeooo:rsid="0007bff3" officeooo:paragraph-rsid="0007bff3" style:font-size-asian="21pt" style:font-weight-asian="bold" style:font-size-complex="21pt" style:font-weight-complex="bold"/>
    </style:style>
    <style:style style:name="P5" style:family="paragraph" style:parent-style-name="Standard">
      <style:paragraph-properties style:line-height-at-least="0.198in"/>
      <style:text-properties fo:font-size="21pt" fo:font-weight="bold" officeooo:paragraph-rsid="0007bff3" style:font-size-asian="21pt" style:font-weight-asian="bold" style:font-size-complex="21pt" style:font-weight-complex="bold"/>
    </style:style>
    <style:style style:name="P6" style:family="paragraph" style:parent-style-name="Standard">
      <style:paragraph-properties style:line-height-at-least="0.198in"/>
      <style:text-properties fo:font-size="21pt" fo:font-weight="bold" officeooo:paragraph-rsid="00080c22" style:font-size-asian="21pt" style:font-weight-asian="bold" style:font-size-complex="21pt" style:font-weight-complex="bold"/>
    </style:style>
    <style:style style:name="P7" style:family="paragraph" style:parent-style-name="Standard">
      <style:paragraph-properties style:line-height-at-least="0.198in"/>
      <style:text-properties fo:font-size="21pt" fo:font-weight="bold" officeooo:paragraph-rsid="000c79fb" style:font-size-asian="21pt" style:font-weight-asian="bold" style:font-size-complex="21pt" style:font-weight-complex="bold"/>
    </style:style>
    <style:style style:name="P8" style:family="paragraph" style:parent-style-name="Standard">
      <style:paragraph-properties style:line-height-at-least="0.198in"/>
      <style:text-properties fo:font-size="21pt" fo:font-weight="bold" officeooo:paragraph-rsid="000f4088" style:font-size-asian="21pt" style:font-weight-asian="bold" style:font-size-complex="21pt" style:font-weight-complex="bold"/>
    </style:style>
    <style:style style:name="P9" style:family="paragraph" style:parent-style-name="Standard">
      <style:paragraph-properties style:line-height-at-least="0.198in"/>
      <style:text-properties fo:font-size="21pt" fo:font-weight="bold" officeooo:paragraph-rsid="00143f57" style:font-size-asian="21pt" style:font-weight-asian="bold" style:font-size-complex="21pt" style:font-weight-complex="bold"/>
    </style:style>
    <style:style style:name="P10" style:family="paragraph" style:parent-style-name="Standard">
      <style:paragraph-properties style:line-height-at-least="0.198in"/>
      <style:text-properties fo:font-size="21pt" fo:font-weight="bold" officeooo:rsid="00081bcb" officeooo:paragraph-rsid="00081bcb" style:font-size-asian="21pt" style:font-weight-asian="bold" style:font-size-complex="21pt" style:font-weight-complex="bold"/>
    </style:style>
    <style:style style:name="P11" style:family="paragraph" style:parent-style-name="Standard">
      <style:text-properties fo:font-size="21pt" fo:font-weight="bold" officeooo:rsid="0011d4d6" officeooo:paragraph-rsid="0011d4d6" style:font-size-asian="21pt" style:font-weight-asian="bold" style:font-size-complex="21pt" style:font-weight-complex="bold"/>
    </style:style>
    <style:style style:name="P12" style:family="paragraph" style:parent-style-name="Standard">
      <style:text-properties fo:font-size="21pt" fo:font-weight="bold" officeooo:rsid="00121f11" officeooo:paragraph-rsid="00121f11" style:font-size-asian="21pt" style:font-weight-asian="bold" style:font-size-complex="21pt" style:font-weight-complex="bold"/>
    </style:style>
    <style:style style:name="P13" style:family="paragraph" style:parent-style-name="Standard">
      <style:text-properties fo:font-size="21pt" fo:font-weight="bold" officeooo:rsid="00131612" officeooo:paragraph-rsid="00131612" style:font-size-asian="21pt" style:font-weight-asian="bold" style:font-size-complex="21pt" style:font-weight-complex="bold"/>
    </style:style>
    <style:style style:name="P14" style:family="paragraph" style:parent-style-name="Standard">
      <style:paragraph-properties style:line-height-at-least="0.198in"/>
      <style:text-properties fo:font-size="21pt" fo:font-weight="bold" officeooo:paragraph-rsid="00081bcb"/>
    </style:style>
    <style:style style:name="P15" style:family="paragraph" style:parent-style-name="Standard">
      <style:paragraph-properties style:line-height-at-least="0.198in"/>
      <style:text-properties fo:font-size="21pt" fo:font-weight="bold" officeooo:paragraph-rsid="000bd5bd"/>
    </style:style>
    <style:style style:name="P16" style:family="paragraph" style:parent-style-name="Standard">
      <style:text-properties fo:font-size="21pt" fo:font-weight="bold" officeooo:paragraph-rsid="00101786"/>
    </style:style>
    <style:style style:name="P17" style:family="paragraph" style:parent-style-name="Standard">
      <style:text-properties fo:font-size="21pt" fo:font-weight="normal" officeooo:rsid="0007bff3" officeooo:paragraph-rsid="0007bff3" style:font-size-asian="21pt" style:font-weight-asian="bold" style:font-size-complex="21pt" style:font-weight-complex="bold"/>
    </style:style>
    <style:style style:name="P18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19" style:family="paragraph" style:parent-style-name="Standard">
      <style:text-properties fo:color="#cccccc" loext:opacity="100%" style:font-name="Droid Sans Mono" fo:font-size="21pt" fo:font-weight="normal" officeooo:rsid="00078c73" officeooo:paragraph-rsid="00078c73" fo:background-color="#1f1f1f" style:font-size-asian="21pt" style:font-weight-asian="bold" style:font-size-complex="21pt" style:font-weight-complex="bold"/>
    </style:style>
    <style:style style:name="P20" style:family="paragraph" style:parent-style-name="Standard">
      <style:text-properties fo:color="#cccccc" loext:opacity="100%" style:font-name="Droid Sans Mono" fo:font-size="21pt" fo:font-weight="normal" officeooo:rsid="0007bff3" officeooo:paragraph-rsid="0007bff3" fo:background-color="#1f1f1f" style:font-size-asian="21pt" style:font-weight-asian="bold" style:font-size-complex="21pt" style:font-weight-complex="bold"/>
    </style:style>
    <style:style style:name="P21" style:family="paragraph" style:parent-style-name="Standard">
      <style:paragraph-properties style:line-height-at-least="0.198in"/>
      <style:text-properties fo:color="#cccccc" loext:opacity="100%" style:font-name="Droid Sans Mono" fo:font-size="21pt" fo:font-weight="normal" officeooo:paragraph-rsid="00080c22" fo:background-color="#1f1f1f" style:font-size-asian="21pt" style:font-weight-asian="bold" style:font-size-complex="21pt" style:font-weight-complex="bold"/>
    </style:style>
    <style:style style:name="P22" style:family="paragraph" style:parent-style-name="Standard">
      <style:paragraph-properties style:line-height-at-least="0.198in"/>
      <style:text-properties fo:color="#cccccc" loext:opacity="100%" style:font-name="Droid Sans Mono" fo:font-size="21pt" fo:font-weight="normal" officeooo:paragraph-rsid="000f4088" fo:background-color="#1f1f1f" style:font-size-asian="21pt" style:font-weight-asian="bold" style:font-size-complex="21pt" style:font-weight-complex="bold"/>
    </style:style>
    <style:style style:name="P23" style:family="paragraph" style:parent-style-name="Standard">
      <style:paragraph-properties style:line-height-at-least="0.198in"/>
      <style:text-properties fo:color="#cccccc" loext:opacity="100%" style:font-name="Droid Sans Mono" fo:font-size="21pt" fo:font-weight="normal" officeooo:rsid="00081bcb" officeooo:paragraph-rsid="00081bcb" fo:background-color="#1f1f1f" style:font-size-asian="21pt" style:font-weight-asian="bold" style:font-size-complex="21pt" style:font-weight-complex="bold"/>
    </style:style>
    <style:style style:name="P24" style:family="paragraph" style:parent-style-name="Standard">
      <style:text-properties fo:color="#cccccc" loext:opacity="100%" style:font-name="Droid Sans Mono" fo:font-size="21pt" fo:font-weight="normal" officeooo:rsid="00121f11" officeooo:paragraph-rsid="00121f11" fo:background-color="#1f1f1f" style:font-size-asian="21pt" style:font-weight-asian="bold" style:font-size-complex="21pt" style:font-weight-complex="bold"/>
    </style:style>
    <style:style style:name="P25" style:family="paragraph" style:parent-style-name="Standard">
      <style:text-properties fo:color="#cccccc" loext:opacity="100%" style:font-name="Droid Sans Mono" fo:font-size="21pt" fo:font-weight="normal" officeooo:rsid="00131612" officeooo:paragraph-rsid="00131612" fo:background-color="#1f1f1f" style:font-size-asian="21pt" style:font-weight-asian="bold" style:font-size-complex="21pt" style:font-weight-complex="bold"/>
    </style:style>
    <style:style style:name="P26" style:family="paragraph" style:parent-style-name="Standard">
      <style:paragraph-properties style:line-height-at-least="0.198in"/>
      <style:text-properties fo:color="#cccccc" loext:opacity="100%" style:font-name="Droid Sans Mono" fo:font-size="21pt" fo:font-weight="normal" fo:background-color="#1f1f1f" style:font-size-asian="21pt" style:font-size-complex="21pt"/>
    </style:style>
    <style:style style:name="P27" style:family="paragraph" style:parent-style-name="Standard">
      <style:paragraph-properties style:line-height-at-least="0.198in"/>
      <style:text-properties fo:color="#cccccc" loext:opacity="100%" style:font-name="Droid Sans Mono" fo:font-size="21pt" fo:font-weight="normal" officeooo:rsid="0007bff3" fo:background-color="#1f1f1f" style:font-size-asian="21pt" style:font-size-complex="21pt"/>
    </style:style>
    <style:style style:name="P28" style:family="paragraph" style:parent-style-name="Standard">
      <style:paragraph-properties style:line-height-at-least="0.198in"/>
      <style:text-properties fo:color="#cccccc" loext:opacity="100%" style:font-name="Droid Sans Mono" fo:font-size="21pt" fo:font-weight="normal" officeooo:rsid="000c79fb" officeooo:paragraph-rsid="000c79fb" fo:background-color="#1f1f1f" style:font-size-asian="21pt" style:font-size-complex="21pt"/>
    </style:style>
    <style:style style:name="P29" style:family="paragraph" style:parent-style-name="Standard">
      <style:paragraph-properties style:line-height-at-least="0.198in"/>
      <style:text-properties fo:color="#cccccc" loext:opacity="100%" style:font-name="Droid Sans Mono" fo:font-size="22pt" fo:font-weight="normal" fo:background-color="#1f1f1f" style:font-size-asian="22pt" style:font-size-complex="22pt"/>
    </style:style>
    <style:style style:name="P30" style:family="paragraph" style:parent-style-name="Standard">
      <style:text-properties fo:color="#cccccc" loext:opacity="100%" style:font-name="Droid Sans Mono" fo:font-size="20pt" fo:font-weight="normal" officeooo:rsid="00121f11" officeooo:paragraph-rsid="00121f11" fo:background-color="#1f1f1f" style:font-size-asian="20pt" style:font-weight-asian="bold" style:font-size-complex="20pt" style:font-weight-complex="bold"/>
    </style:style>
    <style:style style:name="P31" style:family="paragraph" style:parent-style-name="Standard">
      <style:paragraph-properties style:line-height-at-least="0.198in"/>
      <style:text-properties fo:color="#cccccc" loext:opacity="100%" style:font-name="Droid Sans Mono" fo:font-size="20pt" fo:font-weight="normal" officeooo:paragraph-rsid="00121f11" fo:background-color="#1f1f1f" style:font-size-asian="20pt" style:font-size-complex="20pt"/>
    </style:style>
    <style:style style:name="P32" style:family="paragraph" style:parent-style-name="Standard">
      <style:paragraph-properties style:line-height-at-least="0.198in"/>
      <style:text-properties fo:color="#d4d4d4" loext:opacity="100%" style:font-name="Droid Sans Mono" fo:font-size="21pt" fo:font-weight="normal" fo:background-color="#1f1f1f" style:font-size-asian="21pt" style:font-size-complex="21pt"/>
    </style:style>
    <style:style style:name="P33" style:family="paragraph" style:parent-style-name="Standard">
      <style:paragraph-properties style:line-height-at-least="0.198in"/>
      <style:text-properties fo:color="#d4d4d4" loext:opacity="100%" style:font-name="Droid Sans Mono" fo:font-size="22pt" fo:font-weight="normal" fo:background-color="#1f1f1f" style:font-size-asian="22pt" style:font-size-complex="22pt"/>
    </style:style>
    <style:style style:name="P34" style:family="paragraph" style:parent-style-name="Standard">
      <style:paragraph-properties style:line-height-at-least="0.198in"/>
      <style:text-properties officeooo:paragraph-rsid="00081bcb"/>
    </style:style>
    <style:style style:name="P35" style:family="paragraph" style:parent-style-name="Standard">
      <style:paragraph-properties style:line-height-at-least="0.198in"/>
      <style:text-properties fo:color="#6a9955" loext:opacity="100%" style:font-name="Droid Sans Mono" fo:font-size="21pt" fo:font-weight="normal" officeooo:rsid="00081bcb" officeooo:paragraph-rsid="00081bcb" fo:background-color="#1f1f1f" style:font-size-asian="21pt" style:font-weight-asian="bold" style:font-size-complex="21pt" style:font-weight-complex="bold"/>
    </style:style>
    <style:style style:name="P36" style:family="paragraph" style:parent-style-name="Standard">
      <style:paragraph-properties style:line-height-at-least="0.198in"/>
      <style:text-properties fo:color="#6a9955" loext:opacity="100%" style:font-name="Droid Sans Mono" fo:font-size="21pt" fo:font-weight="normal" fo:background-color="#1f1f1f" style:font-size-asian="21pt" style:font-size-complex="21pt"/>
    </style:style>
    <style:style style:name="P37" style:family="paragraph" style:parent-style-name="Standard">
      <style:paragraph-properties style:line-height-at-least="0.198in"/>
      <style:text-properties fo:color="#6a9955" loext:opacity="100%" style:font-name="Droid Sans Mono" fo:font-size="22pt" fo:font-weight="normal" fo:background-color="#1f1f1f" style:font-size-asian="22pt" style:font-size-complex="22pt"/>
    </style:style>
    <style:style style:name="P38" style:family="paragraph" style:parent-style-name="Standard">
      <style:paragraph-properties style:line-height-at-least="0.198in"/>
      <style:text-properties fo:color="#6a9955" loext:opacity="100%" style:font-name="Droid Sans Mono" fo:font-size="22pt" fo:font-weight="normal" officeooo:rsid="000c79fb" officeooo:paragraph-rsid="000c79fb" fo:background-color="#1f1f1f" style:font-size-asian="22pt" style:font-size-complex="22pt"/>
    </style:style>
    <style:style style:name="P39" style:family="paragraph" style:parent-style-name="Standard">
      <style:paragraph-properties style:line-height-at-least="0.198in"/>
      <style:text-properties officeooo:rsid="000853fa" officeooo:paragraph-rsid="000853fa"/>
    </style:style>
    <style:style style:name="P40" style:family="paragraph" style:parent-style-name="Standard">
      <style:paragraph-properties style:line-height-at-least="0.198in"/>
      <style:text-properties fo:font-size="22pt" fo:font-weight="bold" officeooo:paragraph-rsid="000853fa" style:font-size-asian="22pt" style:font-weight-asian="bold" style:font-size-complex="22pt" style:font-weight-complex="bold"/>
    </style:style>
    <style:style style:name="P41" style:family="paragraph" style:parent-style-name="Standard">
      <style:paragraph-properties style:line-height-at-least="0.198in"/>
      <style:text-properties fo:font-size="22pt" fo:font-weight="bold" officeooo:paragraph-rsid="0008ff6f" style:font-size-asian="22pt" style:font-weight-asian="bold" style:font-size-complex="22pt" style:font-weight-complex="bold"/>
    </style:style>
    <style:style style:name="P42" style:family="paragraph" style:parent-style-name="Standard">
      <style:paragraph-properties style:line-height-at-least="0.198in"/>
      <style:text-properties fo:font-size="22pt" fo:font-weight="bold" officeooo:rsid="000bd5bd" officeooo:paragraph-rsid="000bd5bd" style:font-size-asian="22pt" style:font-weight-asian="bold" style:font-size-complex="22pt" style:font-weight-complex="bold"/>
    </style:style>
    <style:style style:name="P43" style:family="paragraph" style:parent-style-name="Standard">
      <style:text-properties fo:font-size="22pt" fo:font-weight="bold" officeooo:rsid="00101786" officeooo:paragraph-rsid="00101786" style:font-size-asian="22pt" style:font-weight-asian="bold" style:font-size-complex="22pt" style:font-weight-complex="bold"/>
    </style:style>
    <style:style style:name="P44" style:family="paragraph" style:parent-style-name="Standard">
      <style:text-properties fo:font-size="22pt" fo:font-weight="bold" officeooo:paragraph-rsid="0011d4d6"/>
    </style:style>
    <style:style style:name="P45" style:family="paragraph" style:parent-style-name="Standard">
      <style:paragraph-properties style:line-height-at-least="0.198in"/>
      <style:text-properties fo:font-size="18pt" fo:font-weight="bold" officeooo:rsid="000853fa" officeooo:paragraph-rsid="000853fa" style:font-size-asian="18pt" style:font-weight-asian="bold" style:font-size-complex="18pt" style:font-weight-complex="bold"/>
    </style:style>
    <style:style style:name="P46" style:family="paragraph" style:parent-style-name="Standard">
      <style:paragraph-properties style:line-height-at-least="0.198in"/>
      <style:text-properties fo:font-size="13pt" fo:font-weight="bold" officeooo:rsid="000853fa" officeooo:paragraph-rsid="000853fa" style:font-size-asian="13pt" style:font-weight-asian="bold" style:font-size-complex="13pt" style:font-weight-complex="bold"/>
    </style:style>
    <style:style style:name="P47" style:family="paragraph" style:parent-style-name="Standard">
      <style:text-properties fo:font-size="20pt" fo:font-weight="bold" officeooo:rsid="00121f11" officeooo:paragraph-rsid="00121f11" style:font-size-asian="20pt" style:font-weight-asian="bold" style:font-size-complex="20pt" style:font-weight-complex="bold"/>
    </style:style>
    <style:style style:name="P48" style:family="paragraph" style:parent-style-name="Standard">
      <style:text-properties fo:color="#569cd6" loext:opacity="100%" style:font-name="Droid Sans Mono" fo:font-size="21pt" fo:font-weight="normal" officeooo:rsid="00131612" officeooo:paragraph-rsid="00131612" fo:background-color="#1f1f1f" style:font-size-asian="21pt" style:font-weight-asian="bold" style:font-size-complex="21pt" style:font-weight-complex="bold"/>
    </style:style>
    <style:style style:name="T1" style:family="text">
      <style:text-properties fo:color="#4ec9b0" loext:opacity="100%"/>
    </style:style>
    <style:style style:name="T2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3" style:family="text">
      <style:text-properties fo:color="#4ec9b0" loext:opacity="100%" style:font-name="Droid Sans Mono" fo:font-weight="normal" fo:background-color="#1f1f1f" loext:char-shading-value="0" style:font-size-asian="21pt" style:font-size-complex="21pt"/>
    </style:style>
    <style:style style:name="T4" style:family="text">
      <style:text-properties fo:color="#4ec9b0" loext:opacity="100%" style:font-name="Droid Sans Mono" fo:font-size="22pt" fo:font-weight="normal" fo:background-color="#1f1f1f" loext:char-shading-value="0" style:font-size-asian="22pt" style:font-size-complex="22pt"/>
    </style:style>
    <style:style style:name="T5" style:family="text">
      <style:text-properties fo:color="#4ec9b0" loext:opacity="100%" style:font-name="Droid Sans Mono" fo:font-size="21pt" fo:font-weight="normal" fo:background-color="#1f1f1f" loext:char-shading-value="0" style:font-size-asian="21pt" style:font-size-complex="21pt"/>
    </style:style>
    <style:style style:name="T6" style:family="text">
      <style:text-properties fo:color="#4ec9b0" loext:opacity="100%" fo:font-size="22pt" fo:background-color="#000000" loext:char-shading-value="0" style:font-size-asian="22pt" style:font-size-complex="22pt"/>
    </style:style>
    <style:style style:name="T7" style:family="text">
      <style:text-properties fo:color="#d4d4d4" loext:opacity="100%"/>
    </style:style>
    <style:style style:name="T8" style:family="text">
      <style:text-properties fo:color="#d4d4d4" loext:opacity="100%" style:font-name="Droid Sans Mono" fo:font-size="21pt" fo:font-weight="normal" fo:background-color="#1f1f1f" loext:char-shading-value="0" style:font-size-asian="21pt" style:font-size-complex="21pt"/>
    </style:style>
    <style:style style:name="T9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10" style:family="text">
      <style:text-properties fo:color="#d4d4d4" loext:opacity="100%" style:font-name="Droid Sans Mono" fo:font-weight="normal" fo:background-color="#1f1f1f" loext:char-shading-value="0" style:font-size-asian="21pt" style:font-size-complex="21pt"/>
    </style:style>
    <style:style style:name="T11" style:family="text">
      <style:text-properties fo:color="#d4d4d4" loext:opacity="100%" style:font-name="Droid Sans Mono" fo:font-size="22pt" fo:font-weight="normal" fo:background-color="#1f1f1f" loext:char-shading-value="0" style:font-size-asian="22pt" style:font-size-complex="22pt"/>
    </style:style>
    <style:style style:name="T12" style:family="text">
      <style:text-properties fo:color="#d4d4d4" loext:opacity="100%" officeooo:rsid="00081bcb"/>
    </style:style>
    <style:style style:name="T13" style:family="text">
      <style:text-properties fo:color="#d4d4d4" loext:opacity="100%" officeooo:rsid="00081bcb" style:font-size-asian="21pt" style:font-size-complex="21pt"/>
    </style:style>
    <style:style style:name="T14" style:family="text">
      <style:text-properties fo:color="#d4d4d4" loext:opacity="100%" fo:font-size="22pt" fo:background-color="#000000" loext:char-shading-value="0" style:font-size-asian="22pt" style:font-size-complex="22pt"/>
    </style:style>
    <style:style style:name="T15" style:family="text">
      <style:text-properties fo:color="#dcdcaa" loext:opacity="100%"/>
    </style:style>
    <style:style style:name="T16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17" style:family="text">
      <style:text-properties fo:color="#dcdcaa" loext:opacity="100%" style:font-name="Droid Sans Mono" fo:font-weight="normal" fo:background-color="#1f1f1f" loext:char-shading-value="0" style:font-size-asian="21pt" style:font-size-complex="21pt"/>
    </style:style>
    <style:style style:name="T18" style:family="text">
      <style:text-properties fo:color="#dcdcaa" loext:opacity="100%" style:font-name="Droid Sans Mono" fo:font-size="22pt" fo:font-weight="normal" fo:background-color="#1f1f1f" loext:char-shading-value="0" style:font-size-asian="22pt" style:font-size-complex="22pt"/>
    </style:style>
    <style:style style:name="T19" style:family="text">
      <style:text-properties fo:color="#dcdcaa" loext:opacity="100%" style:font-name="Droid Sans Mono" fo:font-size="21pt" fo:font-weight="normal" fo:background-color="#1f1f1f" loext:char-shading-value="0" style:font-size-asian="21pt" style:font-size-complex="21pt"/>
    </style:style>
    <style:style style:name="T20" style:family="text">
      <style:text-properties fo:color="#dcdcaa" loext:opacity="100%" fo:font-size="22pt" fo:background-color="#000000" loext:char-shading-value="0" style:font-size-asian="22pt" style:font-size-complex="22pt"/>
    </style:style>
    <style:style style:name="T21" style:family="text">
      <style:text-properties fo:color="#ce9178" loext:opacity="100%"/>
    </style:style>
    <style:style style:name="T22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23" style:family="text">
      <style:text-properties fo:color="#ce9178" loext:opacity="100%" style:font-name="Droid Sans Mono" fo:font-weight="normal" fo:background-color="#1f1f1f" loext:char-shading-value="0" style:font-size-asian="21pt" style:font-size-complex="21pt"/>
    </style:style>
    <style:style style:name="T24" style:family="text">
      <style:text-properties fo:color="#ce9178" loext:opacity="100%" style:font-name="Droid Sans Mono" fo:font-size="22pt" fo:font-weight="normal" fo:background-color="#1f1f1f" loext:char-shading-value="0" style:font-size-asian="22pt" style:font-size-complex="22pt"/>
    </style:style>
    <style:style style:name="T25" style:family="text">
      <style:text-properties fo:color="#ce9178" loext:opacity="100%" fo:font-size="22pt" fo:background-color="#000000" loext:char-shading-value="0" style:font-size-asian="22pt" style:font-size-complex="22pt"/>
    </style:style>
    <style:style style:name="T26" style:family="text">
      <style:text-properties fo:color="#569cd6" loext:opacity="100%"/>
    </style:style>
    <style:style style:name="T27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28" style:family="text">
      <style:text-properties fo:color="#569cd6" loext:opacity="100%" style:font-name="Droid Sans Mono" fo:font-weight="normal" fo:background-color="#1f1f1f" loext:char-shading-value="0" style:font-size-asian="21pt" style:font-size-complex="21pt"/>
    </style:style>
    <style:style style:name="T29" style:family="text">
      <style:text-properties fo:color="#569cd6" loext:opacity="100%" style:font-name="Droid Sans Mono" fo:font-size="22pt" fo:font-weight="normal" fo:background-color="#1f1f1f" loext:char-shading-value="0" style:font-size-asian="22pt" style:font-size-complex="22pt"/>
    </style:style>
    <style:style style:name="T30" style:family="text">
      <style:text-properties fo:color="#569cd6" loext:opacity="100%" style:font-name="Droid Sans Mono" fo:font-size="21pt" fo:font-weight="normal" fo:background-color="#1f1f1f" loext:char-shading-value="0" style:font-size-asian="21pt" style:font-size-complex="21pt"/>
    </style:style>
    <style:style style:name="T31" style:family="text">
      <style:text-properties fo:color="#c586c0" loext:opacity="100%"/>
    </style:style>
    <style:style style:name="T32" style:family="text">
      <style:text-properties fo:color="#9cdcfe" loext:opacity="100%"/>
    </style:style>
    <style:style style:name="T33" style:family="text">
      <style:text-properties fo:color="#cccccc" loext:opacity="100%" style:font-name="Droid Sans Mono" officeooo:rsid="0007bff3" fo:background-color="#1f1f1f" loext:char-shading-value="0"/>
    </style:style>
    <style:style style:name="T34" style:family="text">
      <style:text-properties fo:font-size="21pt" officeooo:rsid="0011d4d6" style:font-size-asian="21pt" style:font-weight-asian="bold" style:font-size-complex="21pt" style:font-weight-complex="bold"/>
    </style:style>
    <style:style style:name="T35" style:family="text">
      <style:text-properties officeooo:rsid="00081bcb" style:font-size-asian="21pt" style:font-weight-asian="bold" style:font-size-complex="21pt" style:font-weight-complex="bold"/>
    </style:style>
    <style:style style:name="T36" style:family="text">
      <style:text-properties officeooo:rsid="000bd5bd" style:font-size-asian="21pt" style:font-weight-asian="bold" style:font-size-complex="21pt" style:font-weight-complex="bold"/>
    </style:style>
    <style:style style:name="T37" style:family="text">
      <style:text-properties officeooo:rsid="00101786" style:font-size-asian="21pt" style:font-weight-asian="bold" style:font-size-complex="21pt" style:font-weight-complex="bold"/>
    </style:style>
    <style:style style:name="T38" style:family="text">
      <style:text-properties fo:font-size="22pt" officeooo:rsid="00101786" style:font-size-asian="22pt" style:font-weight-asian="bold" style:font-size-complex="22pt" style:font-weight-complex="bold"/>
    </style:style>
    <style:style style:name="T39" style:family="text">
      <style:text-properties fo:color="#111111" loext:opacity="100%" fo:font-size="22pt" fo:font-weight="bold" officeooo:rsid="00081bcb" style:font-size-asian="22pt" style:font-weight-asian="bold" style:font-size-complex="22pt" style:font-weight-complex="bold"/>
    </style:style>
    <style:style style:name="T40" style:family="text">
      <style:text-properties fo:color="#6a9955" loext:opacity="100%" style:font-name="Droid Sans Mono" fo:font-size="22pt" fo:font-weight="normal" fo:background-color="#1f1f1f" loext:char-shading-value="0" style:font-size-asian="22pt" style:font-size-complex="22pt"/>
    </style:style>
    <style:style style:name="T41" style:family="text">
      <style:text-properties fo:color="#6a9955" loext:opacity="100%" style:font-name="Droid Sans Mono" fo:background-color="#1f1f1f" loext:char-shading-value="0"/>
    </style:style>
    <style:style style:name="T42" style:family="text">
      <style:text-properties loext:padding="0in" loext:border="none"/>
    </style:style>
    <style:style style:name="T43" style:family="text">
      <style:text-properties officeooo:rsid="0011d4d6" style:font-size-asian="22pt" style:font-weight-asian="bold" style:font-size-complex="22pt" style:font-weight-complex="bold"/>
    </style:style>
    <style:style style:name="T44" style:family="text">
      <style:text-properties fo:color="#80808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35"/>Routing</text:p>
      <text:p text:style-name="P3"/>
      <text:p text:style-name="P3"/>
      <text:p text:style-name="P19"><text:span text:style-name="T1">Route</text:span><text:span text:style-name="T7">::</text:span><text:span text:style-name="T15">get</text:span><text:span text:style-name="T7">(</text:span><text:span text:style-name="T21">'/'</text:span><text:span text:style-name="T7">,</text:span><text:span text:style-name="T26">function</text:span><text:span text:style-name="T7">() {</text:span></text:p>
      <text:p text:style-name="P26"><text:span text:style-name="T31">return</text:span><text:span text:style-name="T7"> </text:span><text:span text:style-name="T15">view</text:span><text:span text:style-name="T7">(</text:span><text:span text:style-name="T21">'welcome'</text:span><text:span text:style-name="T7">);</text:span></text:p>
      <text:p text:style-name="P32">});</text:p>
      <text:p text:style-name="P3"/>
      <text:p text:style-name="P3"/>
      <text:p text:style-name="P19"><text:span text:style-name="T1">Route</text:span><text:span text:style-name="T7">::</text:span><text:span text:style-name="T15">get</text:span><text:span text:style-name="T7">(</text:span><text:span text:style-name="T21">'/welcome'</text:span><text:span text:style-name="T7">,</text:span><text:span text:style-name="T26">function</text:span><text:span text:style-name="T7">(){</text:span></text:p>
      <text:p text:style-name="P26"><text:span text:style-name="T31">return</text:span><text:span text:style-name="T7"> </text:span><text:span text:style-name="T21">'Welcome Screen'</text:span><text:span text:style-name="T7">;</text:span></text:p>
      <text:p text:style-name="P32">});</text:p>
      <text:p text:style-name="P3"/>
      <text:p text:style-name="P4">Register multiple http verbs:</text:p>
      <text:p text:style-name="P4"/>
      <text:p text:style-name="P20"><text:span text:style-name="T1">Route</text:span><text:span text:style-name="T7">::</text:span><text:span text:style-name="T15">match</text:span><text:span text:style-name="T7">([</text:span><text:span text:style-name="T21">'get'</text:span><text:span text:style-name="T7">,</text:span><text:span text:style-name="T21">'post'</text:span><text:span text:style-name="T7">],</text:span><text:span text:style-name="T21">'/'</text:span><text:span text:style-name="T7">,</text:span><text:span text:style-name="T26">function</text:span><text:span text:style-name="T7">() {</text:span></text:p>
      <text:p text:style-name="P32">})</text:p>
      <text:p text:style-name="P4"/>
      <text:p text:style-name="P4">Available router methods:</text:p>
      <text:p text:style-name="P4"/>
      <text:p text:style-name="P20"><text:span text:style-name="T1">Route</text:span><text:span text:style-name="T7">::</text:span><text:span text:style-name="T15">get</text:span><text:span text:style-name="T7">(</text:span><text:span text:style-name="T32">$uri</text:span><text:span text:style-name="T7">,</text:span><text:span text:style-name="T32">$callback</text:span><text:span text:style-name="T7">);</text:span></text:p>
      <text:p text:style-name="P26"><text:span text:style-name="T1">Route</text:span><text:span text:style-name="T7">::</text:span><text:span text:style-name="T15">post</text:span><text:span text:style-name="T7">(</text:span><text:span text:style-name="T32">$uri</text:span><text:span text:style-name="T7">,</text:span><text:span text:style-name="T32">$callback</text:span><text:span text:style-name="T7">);</text:span></text:p>
      <text:p text:style-name="P26"><text:span text:style-name="T1">Route</text:span><text:span text:style-name="T7">::</text:span><text:span text:style-name="T15">patch</text:span><text:span text:style-name="T7">(</text:span><text:span text:style-name="T32">$uri</text:span><text:span text:style-name="T7">,</text:span><text:span text:style-name="T32">$callback</text:span><text:span text:style-name="T7">);</text:span></text:p>
      <text:p text:style-name="P26"><text:span text:style-name="T1">Route</text:span><text:span text:style-name="T7">::</text:span><text:span text:style-name="T15">put</text:span><text:span text:style-name="T7">(</text:span><text:span text:style-name="T32">$uri</text:span><text:span text:style-name="T7">,</text:span><text:span text:style-name="T32">$callback</text:span><text:span text:style-name="T7">);</text:span></text:p>
      <text:p text:style-name="P26"><text:span text:style-name="T1">Route</text:span><text:span text:style-name="T7">::</text:span><text:span text:style-name="T15">delete</text:span><text:span text:style-name="T7">(</text:span><text:span text:style-name="T32">$uri</text:span><text:span text:style-name="T7">,</text:span><text:span text:style-name="T32">$callback</text:span><text:span text:style-name="T7">);</text:span></text:p>
      <text:p text:style-name="P26"><text:span text:style-name="T1">Route</text:span><text:span text:style-name="T7">::</text:span><text:span text:style-name="T15">options</text:span><text:span text:style-name="T7">(</text:span><text:span text:style-name="T32">$uri</text:span><text:span text:style-name="T7">,</text:span><text:span text:style-name="T32">$callback</text:span><text:span text:style-name="T7">);</text:span></text:p>
      <text:p text:style-name="P27"/>
      <text:p text:style-name="P5">Register <text:span text:style-name="T33">any</text:span> http verb</text:p>
      <text:p text:style-name="P4"/>
      <text:p text:style-name="P4"/>
      <text:p text:style-name="P18"><text:span text:style-name="T1"/></text:p>
      <text:p text:style-name="P26"><text:soft-page-break/><text:span text:style-name="T1">Route</text:span><text:span text:style-name="T7">::</text:span><text:span text:style-name="T15">any</text:span><text:span text:style-name="T7">(</text:span><text:span text:style-name="T21">'/'</text:span><text:span text:style-name="T7">,</text:span><text:span text:style-name="T26">function</text:span><text:span text:style-name="T7">() {</text:span></text:p>
      <text:p text:style-name="P2"/>
      <text:p text:style-name="P32">});</text:p>
      <text:p text:style-name="P32"/>
      <text:p text:style-name="P6">Dependency Injection</text:p>
      <text:p text:style-name="P6"/>
      <text:p text:style-name="P21"><text:span text:style-name="T1">Route</text:span><text:span text:style-name="T7">::</text:span><text:span text:style-name="T15">get</text:span><text:span text:style-name="T7">(</text:span><text:span text:style-name="T21">'/'</text:span><text:span text:style-name="T7">,</text:span><text:span text:style-name="T26">function</text:span><text:span text:style-name="T7">(</text:span><text:span text:style-name="T1">Request</text:span><text:span text:style-name="T7"> </text:span><text:span text:style-name="T32">$request</text:span><text:span text:style-name="T7">) {</text:span></text:p>
      <text:p text:style-name="P2"/>
      <text:p text:style-name="P32">});</text:p>
      <text:p text:style-name="P6"/>
      <text:p text:style-name="P14"><text:span text:style-name="T35">Redirect Route:<text:line-break/><text:line-break/></text:span><text:span text:style-name="T3">Route</text:span><text:span text:style-name="T10">::</text:span><text:span text:style-name="T17">get</text:span><text:span text:style-name="T10">(</text:span><text:span text:style-name="T23">'/'</text:span><text:span text:style-name="T10">,</text:span><text:span text:style-name="T28">function</text:span><text:span text:style-name="T10">() {</text:span></text:p>
      <text:p text:style-name="P26"><text:span text:style-name="T31">return</text:span><text:span text:style-name="T7"> </text:span><text:span text:style-name="T15">view</text:span><text:span text:style-name="T7">(</text:span><text:span text:style-name="T21">'welcome'</text:span><text:span text:style-name="T7">);</text:span></text:p>
      <text:p text:style-name="P32">});</text:p>
      <text:p text:style-name="P2"/>
      <text:p text:style-name="P26"><text:span text:style-name="T1">Route</text:span><text:span text:style-name="T7">::</text:span><text:span text:style-name="T15">redirect</text:span><text:span text:style-name="T7">(</text:span><text:span text:style-name="T21">'/'</text:span><text:span text:style-name="T7">,</text:span><text:span text:style-name="T21">'there'</text:span><text:span text:style-name="T7">); <text:s/></text:span><text:span text:style-name="T12">//by default return 302 status code</text:span></text:p>
      <text:p text:style-name="P10"/>
      <text:p text:style-name="P35">// Route::redirect('/','there',301);</text:p>
      <text:p text:style-name="P26"><text:span text:style-name="T1">Route</text:span><text:span text:style-name="T7">::</text:span><text:span text:style-name="T15">permanentredirect</text:span><text:span text:style-name="T7">(</text:span><text:span text:style-name="T21">'/'</text:span><text:span text:style-name="T7">,</text:span><text:span text:style-name="T21">'there'</text:span><text:span text:style-name="T7">); <text:s/>//</text:span><text:span text:style-name="T12">return 301 status code</text:span></text:p>
      <text:p text:style-name="P26"><text:span text:style-name="T12"/></text:p>
      <text:p text:style-name="P34"><text:span text:style-name="T39">View Routes:</text:span><text:span text:style-name="T13"><text:line-break/><text:line-break/></text:span><text:span text:style-name="T6">Route</text:span><text:span text:style-name="T14">::</text:span><text:span text:style-name="T20">view</text:span><text:span text:style-name="T14">(</text:span><text:span text:style-name="T25">'/welcome'</text:span><text:span text:style-name="T14">,</text:span><text:span text:style-name="T25">'welcome'</text:span><text:span text:style-name="T14">);</text:span></text:p>
      <text:p text:style-name="P34"><text:span text:style-name="T14"/></text:p>
      <text:p text:style-name="P40"/>
      <text:p text:style-name="P40"/>
      <text:p text:style-name="P40"/>
      <text:p text:style-name="P40"><text:soft-page-break/>Showing display of routes:</text:p>
      <text:p text:style-name="P40"/>
      <text:p text:style-name="P45">php artisan route:list</text:p>
      <text:p text:style-name="P45"/>
      <text:p text:style-name="P46">GET|HEAD <text:s text:c="6"/>up ........................................................................... </text:p>
      <text:p text:style-name="P46"><text:s text:c="2"/>GET|HEAD <text:s text:c="6"/>welcome ...................................................................... </text:p>
      <text:p text:style-name="P46"/>
      <text:p text:style-name="P46"><text:s text:c="77"/>Showing [2] routes</text:p>
      <text:p text:style-name="P39"><text:span text:style-name="T14"/></text:p>
      <text:p text:style-name="P41">Routes Parameters</text:p>
      <text:p text:style-name="P10"/>
      <text:p text:style-name="P23"><text:span text:style-name="T1">Route</text:span><text:span text:style-name="T7">::</text:span><text:span text:style-name="T15">get</text:span><text:span text:style-name="T7">(</text:span><text:span text:style-name="T21">'/welcome {welcome}'</text:span><text:span text:style-name="T7">,</text:span><text:span text:style-name="T26">function</text:span><text:span text:style-name="T7">() {</text:span></text:p>
      <text:p text:style-name="P26"><text:span text:style-name="T31">return</text:span><text:span text:style-name="T7"> </text:span><text:span text:style-name="T15">view</text:span><text:span text:style-name="T7">(</text:span><text:span text:style-name="T21">'Welcome'</text:span><text:span text:style-name="T7">);</text:span></text:p>
      <text:p text:style-name="P32">});</text:p>
      <text:p text:style-name="P10"/>
      <text:p text:style-name="P10"/>
      <text:p text:style-name="P15"><text:span text:style-name="T36">Optional Parameters:<text:line-break/><text:line-break/></text:span><text:span text:style-name="T40">Route::get('/welcome/{username?}',function(?string $name = 'alisha'){</text:span></text:p>
      <text:p text:style-name="P37">return $name;</text:p>
      <text:p text:style-name="P37">});</text:p>
      <text:p text:style-name="P37"/>
      <text:p text:style-name="P7">Regular Expression Constraints:</text:p>
      <text:p text:style-name="P38"/>
      <text:p text:style-name="P28"><text:span text:style-name="T1">Route</text:span><text:span text:style-name="T7">::</text:span><text:span text:style-name="T15">get</text:span><text:span text:style-name="T7">(</text:span><text:span text:style-name="T21">'/welcome/{name}'</text:span><text:span text:style-name="T7">,</text:span><text:span text:style-name="T26">function</text:span><text:span text:style-name="T7">(</text:span><text:span text:style-name="T26">string</text:span><text:span text:style-name="T7"> </text:span><text:span text:style-name="T32">$name</text:span><text:span text:style-name="T7">) {</text:span></text:p>
      <text:p text:style-name="P26"><text:span text:style-name="T31">return</text:span><text:span text:style-name="T7"> </text:span><text:span text:style-name="T32">$name</text:span><text:span text:style-name="T7">;</text:span></text:p>
      <text:p text:style-name="P26"><text:span text:style-name="T7">})-&gt;</text:span><text:span text:style-name="T15">where</text:span><text:span text:style-name="T7">(</text:span><text:span text:style-name="T21">'name'</text:span><text:span text:style-name="T7">,</text:span><text:span text:style-name="T21">'[A-Za-z]+'</text:span><text:span text:style-name="T7">);</text:span></text:p>
      <text:p text:style-name="P38"/>
      <text:p text:style-name="P42"><text:soft-page-break/></text:p>
      <text:p text:style-name="P4"/>
      <text:p text:style-name="P20"><text:span text:style-name="T1">Route</text:span><text:span text:style-name="T7">::</text:span><text:span text:style-name="T15">get</text:span><text:span text:style-name="T7">(</text:span><text:span text:style-name="T21">'/welcome/{name}'</text:span><text:span text:style-name="T7">,</text:span><text:span text:style-name="T26">function</text:span><text:span text:style-name="T7">(</text:span><text:span text:style-name="T26">string</text:span><text:span text:style-name="T7"> </text:span><text:span text:style-name="T32">$name</text:span><text:span text:style-name="T7">){</text:span></text:p>
      <text:p text:style-name="P26"><text:span text:style-name="T31">return</text:span><text:span text:style-name="T7"> </text:span><text:span text:style-name="T32">$name</text:span><text:span text:style-name="T7">;</text:span></text:p>
      <text:p text:style-name="P2"/>
      <text:p text:style-name="P26"><text:span text:style-name="T7">})-&gt;</text:span><text:span text:style-name="T15">whereAlpha</text:span><text:span text:style-name="T7">(</text:span><text:span text:style-name="T21">'name'</text:span><text:span text:style-name="T7">);</text:span></text:p>
      <text:p text:style-name="P2"/>
      <text:p text:style-name="P26"><text:span text:style-name="T1">Route</text:span><text:span text:style-name="T7">::</text:span><text:span text:style-name="T15">get</text:span><text:span text:style-name="T7">(</text:span><text:span text:style-name="T21">'/welcome/{name}'</text:span><text:span text:style-name="T7">,</text:span><text:span text:style-name="T26">function</text:span><text:span text:style-name="T7">(</text:span><text:span text:style-name="T26">string</text:span><text:span text:style-name="T7"> </text:span><text:span text:style-name="T32">$name</text:span><text:span text:style-name="T7">) {</text:span></text:p>
      <text:p text:style-name="P26"><text:span text:style-name="T31">return</text:span><text:span text:style-name="T7"> </text:span><text:span text:style-name="T32">$name</text:span><text:span text:style-name="T7">;</text:span></text:p>
      <text:p text:style-name="P26"><text:span text:style-name="T7">})-&gt;</text:span><text:span text:style-name="T15">whereAlphaNumeric</text:span><text:span text:style-name="T7">(</text:span><text:span text:style-name="T21">'name'</text:span><text:span text:style-name="T7">);</text:span></text:p>
      <text:p text:style-name="P2"/>
      <text:p text:style-name="P26"><text:span text:style-name="T1">Route</text:span><text:span text:style-name="T7">::</text:span><text:span text:style-name="T15">get</text:span><text:span text:style-name="T7">(</text:span><text:span text:style-name="T21">'/welcome/{category}'</text:span><text:span text:style-name="T7">,</text:span><text:span text:style-name="T26">function</text:span><text:span text:style-name="T7">(</text:span><text:span text:style-name="T26">string</text:span><text:span text:style-name="T7"> </text:span><text:span text:style-name="T32">$category</text:span><text:span text:style-name="T7">) {</text:span></text:p>
      <text:p text:style-name="P26"><text:span text:style-name="T31">return</text:span><text:span text:style-name="T7"> </text:span><text:span text:style-name="T32">$category</text:span><text:span text:style-name="T7">;</text:span></text:p>
      <text:p text:style-name="P26"><text:span text:style-name="T7">})-&gt;</text:span><text:span text:style-name="T15">whereIn</text:span><text:span text:style-name="T7">(</text:span><text:span text:style-name="T21">'category'</text:span><text:span text:style-name="T7">,[</text:span><text:span text:style-name="T21">'movie'</text:span><text:span text:style-name="T7">,</text:span><text:span text:style-name="T21">'song'</text:span><text:span text:style-name="T7">,</text:span><text:span text:style-name="T21">'painting'</text:span><text:span text:style-name="T7">]);</text:span></text:p>
      <text:p text:style-name="P4"/>
      <text:p text:style-name="P4"/>
      <text:p text:style-name="P4"/>
      <text:h text:style-name="P1" text:outline-level="4"><text:bookmark text:name="parameters-global-constraints"/><text:a xlink:type="simple" xlink:href="https://laravel.com/docs/11.x/routing#parameters-global-constraints" text:style-name="Internet_20_link" text:visited-style-name="Visited_20_Internet_20_Link"><text:span text:style-name="T42">Global Constraints</text:span></text:a></text:h>
      <text:p text:style-name="P4"/>
      <text:p text:style-name="P17"><text:span text:style-name="T41">/**</text:span></text:p>
      <text:p text:style-name="P36">* Bootstrap any application services.</text:p>
      <text:p text:style-name="P36">*/</text:p>
      <text:p text:style-name="P26"><text:span text:style-name="T26">public</text:span><text:span text:style-name="T7"> </text:span><text:span text:style-name="T26">function</text:span><text:span text:style-name="T7"> </text:span><text:span text:style-name="T15">boot</text:span><text:span text:style-name="T7">(): </text:span><text:span text:style-name="T26">void</text:span></text:p>
      <text:p text:style-name="P32">{</text:p>
      <text:p text:style-name="P26"><text:span text:style-name="T1">Route</text:span><text:span text:style-name="T7">::</text:span><text:span text:style-name="T15">pattern</text:span><text:span text:style-name="T7">(</text:span><text:span text:style-name="T21">'id'</text:span><text:span text:style-name="T7">,</text:span><text:span text:style-name="T21">'[0-9]+'</text:span><text:span text:style-name="T7">);</text:span></text:p>
      <text:p text:style-name="P32"><text:soft-page-break/>}</text:p>
      <text:p text:style-name="P4"/>
      <text:p text:style-name="P20"><text:span text:style-name="T1">Route</text:span><text:span text:style-name="T7">::</text:span><text:span text:style-name="T15">get</text:span><text:span text:style-name="T7">(</text:span><text:span text:style-name="T21">'/welcome/{id}'</text:span><text:span text:style-name="T7">,</text:span><text:span text:style-name="T26">function</text:span><text:span text:style-name="T7">(</text:span><text:span text:style-name="T26">string</text:span><text:span text:style-name="T7"> </text:span><text:span text:style-name="T32">$id</text:span><text:span text:style-name="T7">) {</text:span></text:p>
      <text:p text:style-name="P26"><text:span text:style-name="T31">return</text:span><text:span text:style-name="T7"> </text:span><text:span text:style-name="T32">$id</text:span><text:span text:style-name="T7">;</text:span></text:p>
      <text:p text:style-name="P32">});</text:p>
      <text:p text:style-name="P32"/>
      <text:p text:style-name="P32"/>
      <text:p text:style-name="P8">Route Group</text:p>
      <text:p text:style-name="P8"/>
      <text:p text:style-name="P22"><text:span text:style-name="T1">Route</text:span><text:span text:style-name="T7">::</text:span><text:span text:style-name="T15">middleware</text:span><text:span text:style-name="T7">([</text:span><text:span text:style-name="T21">'first'</text:span><text:span text:style-name="T7">,</text:span><text:span text:style-name="T21">'second'</text:span><text:span text:style-name="T7">])-&gt;</text:span><text:span text:style-name="T15">group</text:span><text:span text:style-name="T7">(</text:span><text:span text:style-name="T26">function</text:span><text:span text:style-name="T7">() {</text:span></text:p>
      <text:p text:style-name="P26"><text:span text:style-name="T1">Route</text:span><text:span text:style-name="T7">::</text:span><text:span text:style-name="T15">get</text:span><text:span text:style-name="T7">(</text:span><text:span text:style-name="T21">'/'</text:span><text:span text:style-name="T7">,</text:span><text:span text:style-name="T26">function</text:span><text:span text:style-name="T7">() {</text:span></text:p>
      <text:p text:style-name="P2"/>
      <text:p text:style-name="P32">});</text:p>
      <text:p text:style-name="P2"/>
      <text:p text:style-name="P26"><text:span text:style-name="T1">Route</text:span><text:span text:style-name="T7">::</text:span><text:span text:style-name="T15">get</text:span><text:span text:style-name="T7">(</text:span><text:span text:style-name="T21">'/welcome/{profile}'</text:span><text:span text:style-name="T7">,</text:span><text:span text:style-name="T26">function</text:span><text:span text:style-name="T7">(</text:span><text:span text:style-name="T26">string</text:span><text:span text:style-name="T7"> </text:span><text:span text:style-name="T32">$profile</text:span><text:span text:style-name="T7">){</text:span></text:p>
      <text:p text:style-name="P26"><text:span text:style-name="T31">return</text:span><text:span text:style-name="T7"> </text:span><text:span text:style-name="T32">$profile</text:span><text:span text:style-name="T7">;</text:span></text:p>
      <text:p text:style-name="P32">});</text:p>
      <text:p text:style-name="P32">})</text:p>
      <text:p text:style-name="P8">----------------------------------------------------------------</text:p>
      <text:p text:style-name="P8"/>
      <text:p text:style-name="P22"><text:span text:style-name="T1">Route</text:span><text:span text:style-name="T7">::</text:span><text:span text:style-name="T15">controller</text:span><text:span text:style-name="T7">(</text:span><text:span text:style-name="T1">PostController</text:span><text:span text:style-name="T7">::</text:span><text:span text:style-name="T26">class</text:span><text:span text:style-name="T7">)-&gt;</text:span><text:span text:style-name="T15">group</text:span><text:span text:style-name="T7">(</text:span><text:span text:style-name="T26">function</text:span><text:span text:style-name="T7">() {</text:span></text:p>
      <text:p text:style-name="P26"><text:span text:style-name="T1">Route</text:span><text:span text:style-name="T7">::</text:span><text:span text:style-name="T15">get</text:span><text:span text:style-name="T7">(</text:span><text:span text:style-name="T21">'/user'</text:span><text:span text:style-name="T7">,</text:span><text:span text:style-name="T21">'show'</text:span><text:span text:style-name="T7">);</text:span></text:p>
      <text:p text:style-name="P26"><text:span text:style-name="T1">Route</text:span><text:span text:style-name="T7">::</text:span><text:span text:style-name="T15">post</text:span><text:span text:style-name="T7">(</text:span><text:span text:style-name="T21">'/user/{profile}'</text:span><text:span text:style-name="T7">,</text:span><text:span text:style-name="T21">'display'</text:span><text:span text:style-name="T7">);</text:span></text:p>
      <text:p text:style-name="P32">});</text:p>
      <text:p text:style-name="P8"/>
      <text:p text:style-name="P16"><text:soft-page-break/><text:span text:style-name="T37">Route Prefix:<text:line-break/></text:span><text:span text:style-name="T38"><text:line-break/></text:span><text:span text:style-name="T4">Route</text:span><text:span text:style-name="T11">::</text:span><text:span text:style-name="T18">prefix</text:span><text:span text:style-name="T11">(</text:span><text:span text:style-name="T24">'admin'</text:span><text:span text:style-name="T11">)-&gt;</text:span><text:span text:style-name="T18">group</text:span><text:span text:style-name="T11">(</text:span><text:span text:style-name="T29">function</text:span><text:span text:style-name="T11">() {</text:span></text:p>
      <text:p text:style-name="P29"><text:span text:style-name="T1">Route</text:span><text:span text:style-name="T7">::</text:span><text:span text:style-name="T15">get</text:span><text:span text:style-name="T7">(</text:span><text:span text:style-name="T21">'/user'</text:span><text:span text:style-name="T7">,</text:span><text:span text:style-name="T26">function</text:span><text:span text:style-name="T7">() {</text:span></text:p>
      <text:p text:style-name="P29"><text:span text:style-name="T31">return</text:span><text:span text:style-name="T7"> </text:span><text:span text:style-name="T21">"Laravel"</text:span><text:span text:style-name="T7">;</text:span></text:p>
      <text:p text:style-name="P33">});</text:p>
      <text:p text:style-name="P33">})</text:p>
      <text:p text:style-name="P43"/>
      <text:p text:style-name="P43"/>
      <text:p text:style-name="P44"><text:span text:style-name="T43">Fallback Routes:<text:line-break/></text:span><text:span text:style-name="T34"><text:line-break/></text:span><text:span text:style-name="T5">Route</text:span><text:span text:style-name="T8">::</text:span><text:span text:style-name="T19">fallback</text:span><text:span text:style-name="T8">(</text:span><text:span text:style-name="T30">function</text:span><text:span text:style-name="T8">() {</text:span></text:p>
      <text:p text:style-name="P26"><text:span text:style-name="T31">return</text:span><text:span text:style-name="T7"> </text:span><text:span text:style-name="T21">"This Url is not exist"</text:span><text:span text:style-name="T7">;</text:span></text:p>
      <text:p text:style-name="P32">})</text:p>
      <text:p text:style-name="P11"/>
      <text:p text:style-name="P11"/>
      <text:p text:style-name="P12">Named Routes:</text:p>
      <text:p text:style-name="P47"/>
      <text:p text:style-name="P30"><text:span text:style-name="T1">Route</text:span><text:span text:style-name="T7">::</text:span><text:span text:style-name="T15">view</text:span><text:span text:style-name="T7">(</text:span><text:span text:style-name="T21">'/'</text:span><text:span text:style-name="T7">,</text:span><text:span text:style-name="T21">'welcome'</text:span><text:span text:style-name="T7">);</text:span></text:p>
      <text:p text:style-name="P31"><text:span text:style-name="T1">Route</text:span><text:span text:style-name="T7">::</text:span><text:span text:style-name="T15">view</text:span><text:span text:style-name="T7">(</text:span><text:span text:style-name="T21">'/home/profile/user'</text:span><text:span text:style-name="T7">,</text:span><text:span text:style-name="T21">'home'</text:span><text:span text:style-name="T7">)-&gt;</text:span><text:span text:style-name="T15">name</text:span><text:span text:style-name="T7">(</text:span><text:span text:style-name="T21">'hm'</text:span><text:span text:style-name="T7">);</text:span></text:p>
      <text:p text:style-name="P12"/>
      <text:p text:style-name="P24"><text:span text:style-name="T44">&lt;</text:span><text:span text:style-name="T26">h1</text:span><text:span text:style-name="T44">&gt;</text:span>Laravel<text:span text:style-name="T44">&lt;/</text:span><text:span text:style-name="T26">h1</text:span><text:span text:style-name="T44">&gt;</text:span></text:p>
      <text:p text:style-name="P2"/>
      <text:p text:style-name="P26"><text:span text:style-name="T44">&lt;</text:span><text:span text:style-name="T26">a</text:span> <text:span text:style-name="T32">href</text:span> = <text:span text:style-name="T21">"{{route('hm')}}"</text:span><text:span text:style-name="T44">&gt;</text:span> Go to Home Page <text:span text:style-name="T44">&lt;/</text:span><text:span text:style-name="T26">a</text:span><text:span text:style-name="T44">&gt;</text:span></text:p>
      <text:p text:style-name="P12"/>
      <text:p text:style-name="P12"/>
      <text:p text:style-name="P12"/>
      <text:p text:style-name="P13"><text:soft-page-break/>In controller:</text:p>
      <text:p text:style-name="P13"/>
      <text:p text:style-name="P25"><text:span text:style-name="T1">Route</text:span><text:span text:style-name="T7">::</text:span><text:span text:style-name="T15">view</text:span><text:span text:style-name="T7">(</text:span><text:span text:style-name="T21">'/home/profile/user'</text:span><text:span text:style-name="T7">,</text:span><text:span text:style-name="T21">'home'</text:span><text:span text:style-name="T7">)-&gt;</text:span><text:span text:style-name="T15">name</text:span><text:span text:style-name="T7">(</text:span><text:span text:style-name="T21">'hm'</text:span><text:span text:style-name="T7">);</text:span></text:p>
      <text:p text:style-name="P2"/>
      <text:p text:style-name="P26"><text:span text:style-name="T1">Route</text:span><text:span text:style-name="T7">::</text:span><text:span text:style-name="T15">get</text:span><text:span text:style-name="T7">(</text:span><text:span text:style-name="T21">'/home'</text:span><text:span text:style-name="T7">,[</text:span><text:span text:style-name="T1">HomeController</text:span><text:span text:style-name="T7">::</text:span><text:span text:style-name="T26">class</text:span><text:span text:style-name="T7">,</text:span><text:span text:style-name="T21">'show'</text:span><text:span text:style-name="T7">]);</text:span></text:p>
      <text:p text:style-name="P13"/>
      <text:p text:style-name="P13"/>
      <text:p text:style-name="P48">&lt;?php</text:p>
      <text:p text:style-name="P2"/>
      <text:p text:style-name="P26"><text:span text:style-name="T26">namespace</text:span><text:span text:style-name="T7"> </text:span><text:span text:style-name="T1">App\Http\Controllers</text:span><text:span text:style-name="T7">;</text:span></text:p>
      <text:p text:style-name="P2"/>
      <text:p text:style-name="P26"><text:span text:style-name="T26">use</text:span><text:span text:style-name="T7"> Illuminate\Http\</text:span><text:span text:style-name="T1">Request</text:span><text:span text:style-name="T7">;</text:span></text:p>
      <text:p text:style-name="P2"/>
      <text:p text:style-name="P26"><text:span text:style-name="T26">class</text:span><text:span text:style-name="T7"> </text:span><text:span text:style-name="T1">HomeController</text:span><text:span text:style-name="T7"> </text:span><text:span text:style-name="T26">extends</text:span><text:span text:style-name="T7"> </text:span><text:span text:style-name="T1">Controller</text:span></text:p>
      <text:p text:style-name="P32">{</text:p>
      <text:p text:style-name="P26"><text:span text:style-name="T26">public</text:span><text:span text:style-name="T7"> </text:span><text:span text:style-name="T26">function</text:span><text:span text:style-name="T7"> </text:span><text:span text:style-name="T15">show</text:span><text:span text:style-name="T7">() {</text:span></text:p>
      <text:p text:style-name="P26"><text:span text:style-name="T31">return</text:span><text:span text:style-name="T7"> </text:span><text:span text:style-name="T15">to_route</text:span><text:span text:style-name="T7">(</text:span><text:span text:style-name="T21">'hm'</text:span><text:span text:style-name="T7">);</text:span></text:p>
      <text:p text:style-name="P32">}</text:p>
      <text:p text:style-name="P32">}</text:p>
      <text:p text:style-name="P26"/>
      <text:p text:style-name="P26"/>
      <text:p text:style-name="P9">Grouped Prefix</text:p>
      <text:p text:style-name="P26"><text:span text:style-name="T1">Route</text:span><text:span text:style-name="T7">::</text:span><text:span text:style-name="T15">prefix</text:span><text:span text:style-name="T7">(</text:span><text:span text:style-name="T21">'student'</text:span><text:span text:style-name="T7">)-&gt;</text:span><text:span text:style-name="T15">group</text:span><text:span text:style-name="T7">(</text:span><text:span text:style-name="T26">function</text:span><text:span text:style-name="T7">() {</text:span></text:p>
      <text:p text:style-name="P26"><text:span text:style-name="T1">Route</text:span><text:span text:style-name="T7">::</text:span><text:span text:style-name="T15">view</text:span><text:span text:style-name="T7">(</text:span><text:span text:style-name="T21">'/welcome'</text:span><text:span text:style-name="T7">,</text:span><text:span text:style-name="T21">'welcome'</text:span><text:span text:style-name="T7">);</text:span></text:p>
      <text:p text:style-name="P26"><text:span text:style-name="T1">Route</text:span><text:span text:style-name="T7">::</text:span><text:span text:style-name="T15">view</text:span><text:span text:style-name="T7">(</text:span><text:span text:style-name="T21">'/home'</text:span><text:span text:style-name="T7">,</text:span><text:span text:style-name="T21">'home'</text:span><text:span text:style-name="T7">);</text:span></text:p>
      <text:p text:style-name="P26"><text:span text:style-name="T1">Route</text:span><text:span text:style-name="T7">::</text:span><text:span text:style-name="T15">get</text:span><text:span text:style-name="T7">(</text:span><text:span text:style-name="T21">'/cont'</text:span><text:span text:style-name="T7">,[</text:span><text:span text:style-name="T1">HomeController</text:span><text:span text:style-name="T7">::</text:span><text:span text:style-name="T26">class</text:span><text:span text:style-name="T7">,</text:span><text:span text:style-name="T21">'show'</text:span><text:span text:style-name="T7">]);</text:span></text:p>
      <text:p text:style-name="P32"><text:soft-page-break/>})</text:p>
      <text:p text:style-name="P26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0:35:44.104063396</meta:creation-date>
    <dc:date>2024-09-09T17:59:15.345884685</dc:date>
    <meta:editing-duration>PT18M55S</meta:editing-duration>
    <meta:editing-cycles>1</meta:editing-cycles>
    <meta:document-statistic meta:table-count="0" meta:image-count="0" meta:object-count="0" meta:page-count="8" meta:paragraph-count="110" meta:word-count="229" meta:character-count="3142" meta:non-whitespace-character-count="2888"/>
    <meta:generator>LibreOffice/7.3.7.2$Linux_X86_64 LibreOffice_project/30$Build-2</meta:generator>
  </office:meta>
</office:document-meta>
</file>